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6" style:family="paragraph" style:parent-style-name="Standard" style:list-style-name="L1">
      <style:text-properties style:font-name="Arial" fo:font-size="16pt" style:font-size-asian="16pt" style:font-size-complex="16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23279436801513184" text:style-name="L1">
        <text:list-item>
          <text:p text:style-name="P16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16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5">אֲשֶׁר עֲשִׁירֶיהָ מָלְאוּ חָמָס</text:p>
            <text:p text:style-name="P15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5">וְגַם־אֲנִי הֶחֱלֵיתִי </text:p>
            <text:p text:style-name="P15">*הַכּוֹתֶ</text:p>
            <text:p text:style-name="P15">הַשְׁמֵם</text:p>
            <text:p text:style-name="P15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5">אַתָּה תֹאכַל וְלֹא תִשְׂבָּע</text:p>
            <text:p text:style-name="P15">*וְיֶשְׁחֲ</text:p>
            <text:p text:style-name="P15">*בְּקִרְבֶּ</text:p>
            <text:p text:style-name="P15"><text:soft-page-break/>וְתַסֵּג וְלֹא תַפְלִיט וַאֲשֶׁר</text:p>
            <text:p text:style-name="P15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5">אַתָּה תִזְרַע וְלֹא תִקְצוֹר אַתָּה</text:p>
            <text:p text:style-name="P15">**תִדְרֹ</text:p>
            <text:p text:style-name="P15">זַיִת -</text:p>
            <text:p text:style-name="P15">-וְלֹא</text:p>
            <text:p text:style-name="P15">*תָסוּ</text:p>
            <text:p text:style-name="P15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5">וְיִשְׁתַּמֵּר חֻקּוֹת עָמְרִי וְכֹל </text:p>
            <text:p text:style-name="P15">מַעֲשֵׂה בֵית־אַחְאָב וַתֵּלְכוּ בְּמֹעֲצוֹתָם</text:p>
            <text:p text:style-name="P15"><text:s/>לְמַעַן תִּתִּי</text:p>
            <text:p text:style-name="P15">*אֹתְ</text:p>
            <text:p text:style-name="P15">לְשַׁמָּה וְיֹשְׁבֶיהָ לִשְׁרֵקָה וְחֶרְפַּת</text:p>
            <text:p text:style-name="P15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5">אַלְלַי לִי כִּי הָיִיתִי כְּאָסְפֵּי־קַיִץ </text:p>
            <text:p text:style-name="P15">כְּעֹלְלֹת בָּצִיר אֵין־אֶשְׁכּוֹל לֶאֱכוֹל </text:p>
            <text:p text:style-name="P15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5">אָבַד חָסִיד מִן־הָאָרֶץ וְיָשָׁר </text:p>
            <text:p text:style-name="P15">בָּאָדָם אָיִן כֻּלָּם לְדָמִים </text:p>
            <text:p text:style-name="P15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5">עַל־הָרַע כַּפַּיִם לְהֵיטִיב הַשַּׂר </text:p>
            <text:p text:style-name="P15">שֹׁאֵל וְהַשֹּׁפֵט בַּשִּׁלּוּם וְהַגָּדוֹל </text:p>
            <text:p text:style-name="P15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5">טוֹבָם כְּחֵדֶק יָשָׁר מִמְּסוּכָה</text:p>
            <text:p text:style-name="P15"><text:s/>*יוֹם מְצַפֶּי</text:p>
            <text:p text:style-name="P15">*פְּקֻדָּתְ</text:p>
            <text:p text:style-name="P15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5">אַל־תַּאֲמִינוּ בְרֵעַ אַל־תִּבְטְחוּ </text:p>
            <text:p text:style-name="P15">בְּאַלּוּף מִשֹּׁכֶבֶת</text:p>
            <text:p text:style-name="P15">*חֵיקֶ</text:p>
            <text:p text:style-name="P15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11">thy bosom</text:p>
            <text:p text:style-name="P11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5">כִּי־בֵן מְנַבֵּל אָב בַּת קָמָה </text:p>
            <text:p text:style-name="P15">בְאִמָּהּ כַּלָּה בַּחֲמֹתָהּ אֹיְבֵי </text:p>
            <text:p text:style-name="P15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5">וַאֲנִי בַּיהוָה אֲצַפֶּה אוֹחִילָה </text:p>
            <text:p text:style-name="P15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5">אַל־תִּשְׂמְחִי אֹיַבְתִּי לִי כִּי </text:p>
            <text:p text:style-name="P15">נָפַלְתִּי קָמְתִּי כִּי־אֵשֵׁב</text:p>
            <text:p text:style-name="P15">*בַּחֹשֶׁ</text:p>
            <text:p text:style-name="P15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5">זַעַף יְהוָה אֶשָּׂא כִּי </text:p>
            <text:p text:style-name="P15">חָטָאתִי לוֹ עַד אֲשֶׁר </text:p>
            <text:p text:style-name="P15">יָרִיב רִיבִי וְעָשָׂה מִשְׁפָּטִי </text:p>
            <text:p text:style-name="P15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/>
      <text:p text:style-name="P2">------------------------------------------------------------</text:p>
      <text:p text:style-name="P6">[20191207_070707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5">וְתֵרֶא אֹיַבְתִּי וּתְכַסֶּהָ בוּשָׁה</text:p>
            <text:p text:style-name="P15"><text:s/>הָאֹמְרָה אֵלַי אַיּוֹ יְהוָה</text:p>
            <text:p text:style-name="P15">*אֱלֹהָיִ</text:p>
            <text:p text:style-name="P15">עֵינַי תִּרְאֶינָּה בָּהּ עַתָּה </text:p>
            <text:p text:style-name="P15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>to see / my adversary / to fill up her / shame</text:p>
            <text:p text:style-name="P10">the to say / towards me / where ? he / jehovah</text:p>
            <text:p text:style-name="P10">gods</text:p>
            <text:p text:style-name="P10"><text:soft-page-break/>my eyes / to see / at her / this time</text:p>
            <text:p text:style-name="P10">to come to pass / towards abasement / mud,clay / outdoors</text:p>
          </table:table-cell>
        </table:table-row>
      </table:table>
      <text:p text:style-name="P3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>יוֹם לִבְנוֹת</text:p>
            <text:p text:style-name="P15">*גְּדֵרָיִ</text:p>
            <text:p text:style-name="P15">יוֹם הַהוּא יִרְחַק־חֹק</text:p>
          </table:table-cell>
        </table:table-row>
        <table:table-row>
          <table:table-cell table:style-name="表15.A2" office:value-type="string">
            <text:p text:style-name="P10">the day / in to build / thy inclosure / the day / the this / to remove / an appointment</text:p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>יוֹם הוּא </text:p>
            <text:p text:style-name="P15">*וְעָדֶי</text:p>
            <text:p text:style-name="P15">יָבוֹא לְמִנִּי אַשּׁוּר וְעָרֵי</text:p>
            <text:p text:style-name="P15"><text:s/>מָצוֹר וּלְמִנִּי מָצוֹר וְעַד־נָהָר</text:p>
            <text:p text:style-name="P15"><text:s/>וְיָם מִיָּם וְהַר הָהָר</text:p>
          </table:table-cell>
        </table:table-row>
        <table:table-row>
          <table:table-cell table:style-name="表16.A2" office:value-type="string">
            <text:p text:style-name="P10">the day / he</text:p>
            <text:p text:style-name="P10">as far as thee</text:p>
            <text:p text:style-name="P10">to go,come / towards from ~ l'miNiy / Ashshur / and cities / </text:p>
            <text:p text:style-name="P10">a mound / and towards from / a mound / as far as a stream</text:p>
            <text:p text:style-name="P10">and sea / from sea / and a mountain / the mountain</text:p>
          </table:table-cell>
        </table:table-row>
      </table:table>
      <text:p text:style-name="P4"/>
      <text:p text:style-name="P9"><text:span text:style-name="T3">[next] </text:span><text:span text:style-name="T4">7:13</text:span></text:p>
      <text:p text:style-name="Text_20_body"/>
      <text:p text:style-name="P7">[/  20191207_092636]</text:p>
      <text:p text:style-name="Text_20_body"/>
      <text:p text:style-name="P8"/>
      <text:p text:style-name="P2">------------------------------------------------------------</text:p>
      <text:p text:style-name="P6">[20191208_080402]</text:p>
      <text:p text:style-name="Text_20_body"/>
      <text:p text:style-name="P9"><text:soft-page-break/><text:span text:style-name="T1">1. </text:span><text:span text:style-name="T2">XX:XX</text:span></text:p>
      <text:p text:style-name="P3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5">וְהָיְתָה הָאָרֶץ לִשְׁמָמָה עַל־יֹשְׁבֶיהָ </text:p>
            <text:p text:style-name="P15">מִפְּרִי מַעַלְלֵיהֶם ס</text:p>
          </table:table-cell>
        </table:table-row>
        <table:table-row>
          <table:table-cell table:style-name="表17.A2" office:value-type="string">
            <text:p text:style-name="P10">to come to pass / the land / towards devastation / above – to dwell thereof</text:p>
            <text:p text:style-name="P10"><text:s/>from fruit / their act</text:p>
          </table:table-cell>
        </table:table-row>
      </table:table>
      <text:p text:style-name="P3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5">רְעֵה</text:p>
            <text:p text:style-name="P15">*עַמְּ</text:p>
            <text:p text:style-name="P15">*בְשִׁבְטֶ</text:p>
            <text:p text:style-name="P15"><text:s/>צֹאן</text:p>
            <text:p text:style-name="P15">*נַחֲלָתֶ</text:p>
            <text:p text:style-name="P15">שֹׁכְנִי לְבָדָד יַעַר</text:p>
            <text:p text:style-name="P15">*בְּתוֹ</text:p>
            <text:p text:style-name="P15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0">to tend</text:p>
            <text:p text:style-name="P10">thy people</text:p>
            <text:p text:style-name="P10">with thy stick</text:p>
            <text:p text:style-name="P10">a flock</text:p>
            <text:p text:style-name="P10">thy inherited</text:p>
            <text:p text:style-name="P10">to reside / in sep<text:span text:style-name="T6">arate / a forest</text:span></text:p>
            <text:p text:style-name="P11">in the center</text:p>
            <text:p text:style-name="P11">Karmel / to tend / Bashan / and Gilan / like a day / eternity</text:p>
          </table:table-cell>
        </table:table-row>
      </table:table>
      <text:p text:style-name="P4"/>
      <text:p text:style-name="P9"><text:span text:style-name="T3">[next] </text:span><text:span text:style-name="T4">7:15</text:span></text:p>
      <text:p text:style-name="Text_20_body"/>
      <text:p text:style-name="P7">[/  20191208_092413]</text:p>
      <text:p text:style-name="Text_20_body"/>
      <text:p text:style-name="P8"><text:soft-page-break/></text:p>
      <text:p text:style-name="P2">------------------------------------------------------------</text:p>
      <text:p text:style-name="P6">[20191211_073449]</text:p>
      <text:p text:style-name="Text_20_body"/>
      <text:p text:style-name="P9"><text:span text:style-name="T1">1. </text:span><text:span text:style-name="T2">XX:XX</text:span></text:p>
      <text:p text:style-name="P3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5">כִּימֵי</text:p>
            <text:p text:style-name="P15">*צֵאתְ</text:p>
            <text:p text:style-name="P15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0">according to days</text:p>
            <text:p text:style-name="P10">your to go out</text:p>
            <text:p text:style-name="P10">from the land / Mitsrajm / to show him / wonderful</text:p>
          </table:table-cell>
        </table:table-row>
      </table:table>
      <text:p text:style-name="P3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5">יִרְאוּ גוֹיִם וְיֵבֹשׁוּ מִכֹּל </text:p>
            <text:p text:style-name="P15">גְּבוּרָתָם יָשִׂימוּ יָד עַל־פֶּה </text:p>
            <text:p text:style-name="P15">אָזְנֵיהֶם תֶּחֱרַשְׁנָה</text:p>
          </table:table-cell>
        </table:table-row>
        <table:table-row>
          <table:table-cell table:style-name="表20.A2" office:value-type="string">
            <text:p text:style-name="P10">to see / Gentiles / to be ashamed / from all</text:p>
            <text:p text:style-name="P10">their victories / to put / a hand / upon mouth</text:p>
            <text:p text:style-name="P10">their ears / to be deaf</text:p>
          </table:table-cell>
        </table:table-row>
      </table:table>
      <text:p text:style-name="P4"/>
      <text:p text:style-name="P9"><text:span text:style-name="T3">[next] </text:span><text:span text:style-name="T4">7:17</text:span></text:p>
      <text:p text:style-name="Text_20_body"/>
      <text:p text:style-name="P7">[/  20191211_081107]</text:p>
      <text:p text:style-name="Text_20_body"/>
      <text:p text:style-name="P8">@@@</text:p>
      <text:p text:style-name="Text_20_body"/>
      <text:p text:style-name="P2">------------------------------------------------------------</text:p>
      <text:p text:style-name="P6">[XXX]</text:p>
      <text:p text:style-name="Text_20_body"><text:soft-page-break/></text:p>
      <text:p text:style-name="P9"><text:span text:style-name="T1">1. </text:span><text:span text:style-name="T2">XX:XX</text:span></text:p>
      <text:p text:style-name="P3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5">יְלַחֲכוּ עָפָר כַּנָּחָשׁ כְּזֹחֲלֵי</text:p>
            <text:p text:style-name="P15"><text:s/>אֶרֶץ יִרְגְּזוּ מִמִּסְגְּרֹתֵיהֶם אֶל־יְהוָה</text:p>
            <text:p text:style-name="P15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0"/>
          </table:table-cell>
        </table:table-row>
      </table:table>
      <text:p text:style-name="P3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5">מִי־אֵל</text:p>
            <text:p text:style-name="P15">*כָּמוֹ</text:p>
            <text:p text:style-name="P15">נֹשֵׂא עָוֹן וְעֹבֵר עַל־פֶּשַׁע </text:p>
            <text:p text:style-name="P15">לִשְׁאֵרִית נַחֲלָתוֹ לֹא־הֶחֱזִיק לָעַד </text:p>
            <text:p text:style-name="P15">אַפּוֹ כִּי־חָפֵץ חֶסֶד הוּא</text:p>
          </table:table-cell>
        </table:table-row>
        <table:table-row>
          <table:table-cell table:style-name="表22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5">------------------------------------------------------------ TEMPLATE</text:p>
      <text:p text:style-name="P2">------------------------------------------------------------</text:p>
      <text:p text:style-name="P6"><text:soft-page-break/>[XXX]</text:p>
      <text:p text:style-name="Text_20_body"/>
      <text:p text:style-name="P9"><text:span text:style-name="T1">1. </text:span><text:span text:style-name="T2">XX:XX</text:span></text:p>
      <text:p text:style-name="P3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261420802991025293" text:style-name="L2">
        <text:list-item>
          <text:p text:style-name="P20">time label ==&gt; paste</text:p>
        </text:list-item>
        <text:list-item>
          <text:p text:style-name="P20">“@@@” ==&gt; move to → at the bottom of the doc area</text:p>
        </text:list-item>
        <text:list-item>
          <text:p text:style-name="P20">DUP : template</text:p>
        </text:list-item>
        <text:list-item>
          <text:p text:style-name="P20">close</text:p>
          <text:list>
            <text:list-item>
              <text:p text:style-name="P20">web pages</text:p>
            </text:list-item>
            <text:list-item>
              <text:p text:style-name="P20">sheet file</text:p>
            </text:list-item>
            <text:list-item>
              <text:p text:style-name="P20">folders (if any)</text:p>
            </text:list-item>
            <text:list-item>
              <text:p text:style-name="P20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ext:soft-page-break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TH</text:p>
          </table:table-cell>
          <table:table-cell table:style-name="表236.C1" office:value-type="string">
            <text:p text:style-name="P12">“the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gh</text:p>
          </table:table-cell>
          <table:table-cell table:style-name="表236.C2" office:value-type="string">
            <text:p text:style-name="P12">arabic ghain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z</text:p>
          </table:table-cell>
          <table:table-cell table:style-name="表236.C2" office:value-type="string">
            <text:p text:style-name="P12">arabic ẓ (ðˁ) (ظ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/>
          </table:table-cell>
          <table:table-cell table:style-name="表236.C2" office:value-type="string">
            <text:p text:style-name="P12"/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3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3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11T08:11:19.98</dc:date>
    <dc:creator>iwabuchi ken</dc:creator>
    <meta:editing-duration>P1DT10H54M41S</meta:editing-duration>
    <meta:editing-cycles>118</meta:editing-cycles>
    <meta:generator>OpenOffice/4.1.3$Win32 OpenOffice.org_project/413m1$Build-9783</meta:generator>
    <meta:document-statistic meta:table-count="27" meta:image-count="0" meta:object-count="0" meta:page-count="13" meta:paragraph-count="265" meta:word-count="1163" meta:character-count="7162"/>
  </office:meta>
</office:document-meta>
</file>